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6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87cm"/>
    </style:style>
    <style:style style:name="gr6" style:family="graphic" style:parent-style-name="standard">
      <style:graphic-properties svg:stroke-color="#000000" draw:fill="none" draw:fill-color="#729fc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svg:stroke-width="0.102cm" svg:stroke-color="#000000" draw:marker-start-width="0.352cm" draw:marker-end-width="0.352cm" draw:fill="none" draw:fill-color="#729fcf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02cm" svg:stroke-color="#000000" draw:marker-start-width="0.352cm" draw:marker-end-width="0.352cm" draw:fill="none" draw:fill-color="#ffffff" draw:textarea-horizontal-align="left" draw:auto-grow-height="true" draw:auto-grow-width="false" fo:min-height="0.227cm" fo:min-width="2.8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0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none" svg:stroke-color="#000000" draw:fill="none" fo:min-height="0.514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svg:stroke-width="0.102cm" svg:stroke-color="#000000" draw:marker-start-width="0.352cm" draw:marker-end-width="0.352cm" draw:fill="none" draw:fill-color="#ffffff" draw:textarea-horizontal-align="left" draw:auto-grow-height="true" draw:auto-grow-width="false" fo:min-height="1.341cm" fo:min-width="2.897cm"/>
    </style:style>
    <style:style style:name="gr15" style:family="graphic" style:parent-style-name="standard">
      <style:graphic-properties svg:stroke-width="0.102cm" svg:stroke-color="#000000" draw:fill="none" draw:fill-color="#729fcf" draw:textarea-horizontal-align="justify" draw:textarea-vertical-align="middle" draw:auto-grow-height="false" fo:padding-top="0.176cm" fo:padding-bottom="0.176cm" fo:padding-left="0.301cm" fo:padding-right="0.301cm"/>
    </style:style>
    <style:style style:name="gr16" style:family="graphic" style:parent-style-name="standard">
      <style:graphic-properties draw:stroke="none" svg:stroke-width="0.102cm" svg:stroke-color="#000000" draw:marker-start-width="0.352cm" draw:marker-end-width="0.352cm" draw:fill="none" draw:fill-color="#ffffff" draw:textarea-horizontal-align="left" draw:auto-grow-height="true" draw:auto-grow-width="false" fo:min-height="0cm" fo:min-width="2.89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11cm" fo:min-width="2.897cm"/>
    </style:style>
    <style:style style:name="gr18" style:family="graphic" style:parent-style-name="objectwithoutfill">
      <style:graphic-properties draw:stroke="solid" draw:marker-end="" draw:fill="none" draw:textarea-vertical-align="middle"/>
    </style:style>
    <style:style style:name="gr19" style:family="graphic" style:parent-style-name="objectwithoutfill">
      <style:graphic-properties draw:marker-end="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6cm" fo:min-width="2.89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6cm" fo:min-width="0cm"/>
    </style:style>
    <style:style style:name="gr22" style:family="graphic" style:parent-style-name="standard">
      <style:graphic-properties draw:stroke="none" svg:stroke-width="0.102cm" svg:stroke-color="#000000" draw:marker-start-width="0.352cm" draw:marker-end-width="0.352cm" draw:fill="none" draw:fill-color="#ffffff" draw:textarea-horizontal-align="left" draw:auto-grow-height="true" draw:auto-grow-width="false" fo:min-height="1.201cm" fo:min-width="2.8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3cm" fo:min-width="6.066cm"/>
    </style:style>
    <style:style style:name="gr25" style:family="graphic" style:parent-style-name="standard">
      <style:graphic-properties draw:stroke="none" draw:fill="none" fo:min-height="0.51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8cm" fo:min-width="6.066cm"/>
    </style:style>
    <style:style style:name="gr27" style:family="graphic" style:parent-style-name="objectwithoutfill">
      <style:graphic-properties draw:marker-end="Arrowheads_20_2" draw:fill="none" draw:textarea-vertical-align="middle"/>
    </style:style>
    <style:style style:name="gr28" style:family="graphic" style:parent-style-name="objectwithoutfill">
      <style:graphic-properties draw:fill="none" draw:textarea-vertical-align="middl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notes">
      <style:graphic-properties draw:fill-color="#ffffff" draw:auto-grow-height="true" fo:min-height="13.17cm"/>
    </style:style>
    <style:style style:name="pr3" style:family="presentation" style:parent-style-name="BrightBlue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text-properties fo:font-size="14pt" style:font-size-asian="18pt" style:font-size-complex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00ff" fo:font-size="13pt" style:font-size-asian="13pt" style:font-size-complex="13pt"/>
    </style:style>
    <style:style style:name="T3" style:family="text">
      <style:text-properties fo:color="#000000" fo:font-size="13pt" style:font-size-asian="13pt" style:font-size-complex="13pt"/>
    </style:style>
    <style:style style:name="T4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9">
        <draw:frame presentation:style-name="pr1" draw:layer="layout" svg:width="24cm" svg:height="3.467cm" svg:x="1.4cm" svg:y="0.5cm" presentation:class="title" presentation:user-transformed="true">
          <draw:text-box>
            <text:p text:style-name="P1">Getting an Item onto the Radar</text:p>
          </draw:text-box>
        </draw:frame>
        <draw:g>
          <draw:frame draw:style-name="gr1" draw:text-style-name="P1" draw:layer="layout" svg:width="6.192cm" svg:height="1.275cm" svg:x="6.269cm" svg:y="13.677cm">
            <draw:text-box>
              <text:p text:style-name="P1"><text:span text:style-name="T1"><text:s/></text:span><text:span text:style-name="T2">Problem Statement</text:span></text:p>
              <text:p text:style-name="P1"><text:span text:style-name="T3">Clear and confirmed by LS?</text:span></text:p>
            </draw:text-box>
          </draw:frame>
          <draw:custom-shape draw:style-name="gr2" draw:text-style-name="P1" draw:layer="layout" svg:width="7.397cm" svg:height="3.319cm" svg:x="5.567cm" svg:y="12.687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</draw:g>
        <draw:line draw:style-name="gr3" draw:text-style-name="P1" draw:layer="layout" svg:x1="9.279cm" svg:y1="5.303cm" svg:x2="9.279cm" svg:y2="6.619cm">
          <text:p/>
        </draw:line>
        <draw:frame draw:style-name="gr4" draw:text-style-name="P2" draw:layer="layout" svg:width="1.09cm" svg:height="0.896cm" svg:x="9.334cm" svg:y="15.906cm">
          <draw:text-box>
            <text:p><text:span text:style-name="T1">No</text:span></text:p>
          </draw:text-box>
        </draw:frame>
        <draw:frame draw:style-name="gr4" draw:text-style-name="P2" draw:layer="layout" svg:width="1.251cm" svg:height="0.896cm" svg:x="12.234cm" svg:y="13.506cm">
          <draw:text-box>
            <text:p><text:span text:style-name="T1">Yes</text:span></text:p>
          </draw:text-box>
        </draw:frame>
        <draw:line draw:style-name="gr3" draw:text-style-name="P1" draw:layer="layout" svg:x1="9.235cm" svg:y1="16.103cm" svg:x2="9.235cm" svg:y2="17.188cm">
          <text:p/>
        </draw:line>
        <draw:frame draw:style-name="gr5" draw:text-style-name="P3" draw:layer="layout" svg:width="6.293cm" svg:height="1.787cm" svg:x="6.446cm" svg:y="6.849cm">
          <draw:text-box>
            <text:p text:style-name="P1"><text:span text:style-name="T3">Initial</text:span><text:span text:style-name="T2"> Problem Statement** </text:span></text:p>
            <text:p text:style-name="P1"><text:span text:style-name="T1">formulated, status moved to </text:span></text:p>
            <text:p text:style-name="P1"><text:span text:style-name="T1">“</text:span><text:span text:style-name="T1">Problem Solicitation” </text:span></text:p>
          </draw:text-box>
        </draw:frame>
        <draw:line draw:style-name="gr3" draw:text-style-name="P1" draw:layer="layout" svg:x1="9.293cm" svg:y1="11.382cm" svg:x2="9.323cm" svg:y2="12.687cm">
          <text:p/>
        </draw:line>
        <draw:line draw:style-name="gr3" draw:text-style-name="P1" draw:layer="layout" svg:x1="12.964cm" svg:y1="14.302cm" svg:x2="15.056cm" svg:y2="14.302cm">
          <text:p/>
        </draw:line>
        <draw:custom-shape draw:style-name="gr6" draw:text-style-name="P1" draw:layer="layout" svg:width="6.93cm" svg:height="1.983cm" svg:x="6.032cm" svg:y="3.4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05cm" svg:height="1.275cm" svg:x="6.209cm" svg:y="3.723cm">
          <draw:text-box>
            <text:p text:style-name="P1"><text:span text:style-name="T2">Problem Statement(s)</text:span></text:p>
            <text:p text:style-name="P1"><text:span text:style-name="T1">solicited on public mailing lists*</text:span></text:p>
          </draw:text-box>
        </draw:frame>
        <draw:frame draw:style-name="gr7" draw:text-style-name="P4" draw:layer="layout" svg:width="11.444cm" svg:height="1.361cm" svg:x="15.981cm" svg:y="16.432cm">
          <draw:text-box>
            <text:p><text:span text:style-name="T4">*Mailing list may be distribution or other public list</text:span></text:p>
            <text:p><text:span text:style-name="T4">**If solution is projected, it can be included also</text:span></text:p>
          </draw:text-box>
        </draw:frame>
        <draw:g>
          <draw:custom-shape draw:style-name="gr8" draw:text-style-name="P1" draw:layer="layout" svg:width="6.076cm" svg:height="1.788cm" svg:x="14.889cm" svg:y="17.987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3" draw:layer="layout" svg:width="6.041cm" svg:height="1.275cm" svg:x="14.924cm" svg:y="18.282cm">
            <draw:text-box>
              <text:p text:style-name="P1"><text:span text:style-name="T1">Close </text:span><text:span text:style-name="T2">Problem Statement</text:span></text:p>
              <text:p text:style-name="P1"><text:span text:style-name="T3">With failiure explanation </text:span></text:p>
            </draw:text-box>
          </draw:frame>
        </draw:g>
        <draw:frame draw:style-name="gr1" draw:text-style-name="P1" draw:layer="layout" svg:width="5.248cm" svg:height="1.787cm" svg:x="6.698cm" svg:y="18.022cm">
          <draw:text-box>
            <text:p text:style-name="P1"><text:span text:style-name="T1"><text:s/></text:span><text:span text:style-name="T2">Problem Statement</text:span></text:p>
            <text:p text:style-name="P1"><text:span text:style-name="T3">Discussion progressing</text:span></text:p>
            <text:p text:style-name="P1"><text:span text:style-name="T3">[timeframe]?</text:span></text:p>
          </draw:text-box>
        </draw:frame>
        <draw:custom-shape draw:style-name="gr2" draw:text-style-name="P1" xml:id="id1" draw:id="id1" draw:layer="layout" svg:width="7.397cm" svg:height="3.319cm" svg:x="5.496cm" svg:y="17.13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" draw:text-style-name="P2" draw:layer="layout" svg:width="1.09cm" svg:height="0.896cm" svg:x="12.322cm" svg:y="18.068cm">
          <draw:text-box>
            <text:p><text:span text:style-name="T1">No</text:span></text:p>
          </draw:text-box>
        </draw:frame>
        <draw:frame draw:style-name="gr10" draw:text-style-name="P2" draw:layer="layout" svg:width="1.251cm" svg:height="0.822cm" svg:x="4.345cm" svg:y="18.132cm">
          <draw:text-box>
            <text:p><text:span text:style-name="T1">Yes</text:span></text:p>
          </draw:text-box>
        </draw:frame>
        <draw:line draw:style-name="gr3" draw:text-style-name="P1" draw:layer="layout" svg:x1="12.893cm" svg:y1="18.847cm" svg:x2="14.985cm" svg:y2="18.847cm">
          <text:p/>
        </draw:line>
        <draw:connector draw:style-name="gr11" draw:text-style-name="P1" draw:layer="layout" draw:line-skew="-1.412cm -4.057cm" svg:x1="5.496cm" svg:y1="18.792cm" svg:x2="9.279cm" svg:y2="9.156cm" draw:start-shape="id1" draw:start-glue-point="5" draw:end-shape="id2" draw:end-glue-point="1" svg:d="m5496 18792h-1914v-9631h5697v-5" svg:viewBox="0 0 5698 9637">
          <text:p/>
        </draw:connector>
        <draw:custom-shape draw:style-name="gr6" draw:text-style-name="P1" draw:layer="layout" svg:width="6.734cm" svg:height="2.169cm" svg:x="6.156cm" svg:y="6.6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304cm" svg:height="1.286cm" svg:x="6.182cm" svg:y="10.1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37cm" svg:height="0.763cm" svg:x="7.166cm" svg:y="10.397cm">
          <draw:text-box>
            <text:p text:style-name="P1"><text:span text:style-name="T1">Public dscussion</text:span></text:p>
          </draw:text-box>
        </draw:frame>
        <draw:line draw:style-name="gr3" draw:text-style-name="P1" draw:layer="layout" svg:x1="9.279cm" svg:y1="8.803cm" svg:x2="9.279cm" svg:y2="10.119cm">
          <text:p/>
        </draw:line>
        <draw:line draw:style-name="gr3" draw:text-style-name="P1" xml:id="id2" draw:id="id2" draw:layer="layout" svg:x1="7.187cm" svg:y1="9.156cm" svg:x2="9.279cm" svg:y2="9.156cm">
          <text:p/>
        </draw:line>
        <draw:g>
          <draw:custom-shape draw:style-name="gr2" draw:text-style-name="P1" draw:layer="layout" svg:width="1.173cm" svg:height="1.136cm" svg:x="14.977cm" svg:y="13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" draw:layer="layout" svg:width="1.214cm" svg:height="0.764cm" svg:x="14.977cm" svg:y="13.876cm">
            <draw:text-box>
              <text:p text:style-name="P1"><text:span text:style-name="T1">1</text:span></text:p>
            </draw:text-box>
          </draw:frame>
        </draw:g>
        <presentation:notes draw:style-name="dp2">
          <draw:page-thumbnail draw:style-name="gr13" draw:layer="layout" svg:width="17.478cm" svg:height="8.993cm" svg:x="2.056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9">
        <draw:frame presentation:style-name="pr3" draw:layer="layout" svg:width="25.199cm" svg:height="3.506cm" svg:x="1.4cm" svg:y="0.137cm" presentation:class="title" presentation:user-transformed="true">
          <draw:text-box>
            <text:p text:style-name="P1">Processing the Problem</text:p>
          </draw:text-box>
        </draw:frame>
        <draw:line draw:style-name="gr3" draw:text-style-name="P1" draw:layer="layout" svg:x1="5.193cm" svg:y1="8.182cm" svg:x2="5.193cm" svg:y2="9.43cm">
          <text:p/>
        </draw:line>
        <draw:line draw:style-name="gr3" draw:text-style-name="P1" draw:layer="layout" svg:x1="5.235cm" svg:y1="11.702cm" svg:x2="5.235cm" svg:y2="12.787cm">
          <text:p/>
        </draw:line>
        <draw:frame draw:style-name="gr1" draw:text-style-name="P1" draw:layer="layout" svg:width="5.962cm" svg:height="2.299cm" svg:x="2.169cm" svg:y="13.277cm">
          <draw:text-box>
            <text:p text:style-name="P1"><text:span text:style-name="T3">Can LS Team</text:span></text:p>
            <text:p text:style-name="P1"><text:span text:style-name="T1">Facilitate </text:span><text:span text:style-name="T2">Problem</text:span><text:span text:style-name="T1"> </text:span><text:span text:style-name="T2">Solution</text:span></text:p>
            <text:p text:style-name="P1"><text:span text:style-name="T1">For <text:s/></text:span><text:span text:style-name="T2">Problem Statement</text:span><text:span text:style-name="T3"> in</text:span></text:p>
            <text:p text:style-name="P1"><text:span text:style-name="T3">Timely fashion?</text:span></text:p>
          </draw:text-box>
        </draw:frame>
        <draw:custom-shape draw:style-name="gr2" draw:text-style-name="P1" draw:layer="layout" svg:width="7.397cm" svg:height="3.319cm" svg:x="1.467cm" svg:y="12.78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" draw:text-style-name="P2" draw:layer="layout" svg:width="1.09cm" svg:height="0.896cm" svg:x="5.134cm" svg:y="16.106cm">
          <draw:text-box>
            <text:p><text:span text:style-name="T1">No</text:span></text:p>
          </draw:text-box>
        </draw:frame>
        <draw:frame draw:style-name="gr4" draw:text-style-name="P2" draw:layer="layout" svg:width="1.251cm" svg:height="0.896cm" svg:x="8.034cm" svg:y="13.606cm">
          <draw:text-box>
            <text:p><text:span text:style-name="T1">Yes</text:span></text:p>
          </draw:text-box>
        </draw:frame>
        <draw:g>
          <draw:custom-shape draw:style-name="gr8" draw:text-style-name="P1" draw:layer="layout" svg:width="6.072cm" svg:height="1.902cm" svg:x="2.131cm" svg:y="17.3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3" draw:layer="layout" svg:width="6.027cm" svg:height="1.591cm" svg:x="2.366cm" svg:y="17.651cm">
            <draw:text-box>
              <text:p text:style-name="P1"><text:span text:style-name="T1">Close </text:span><text:span text:style-name="T2">Problem Statement</text:span></text:p>
              <text:p text:style-name="P1"><text:span text:style-name="T3">With failure explanation</text:span></text:p>
            </draw:text-box>
          </draw:frame>
        </draw:g>
        <draw:line draw:style-name="gr3" draw:text-style-name="P1" draw:layer="layout" svg:x1="5.135cm" svg:y1="16.203cm" svg:x2="5.135cm" svg:y2="17.288cm">
          <text:p/>
        </draw:line>
        <draw:g>
          <draw:custom-shape draw:style-name="gr15" draw:text-style-name="P1" draw:layer="layout" svg:width="5.784cm" svg:height="2.321cm" svg:x="11.406cm" svg:y="13.259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3" draw:layer="layout" svg:width="4.707cm" svg:height="1.787cm" svg:x="12.006cm" svg:y="13.47cm">
            <draw:text-box>
              <text:p text:style-name="P1"><text:span text:style-name="T1">Close </text:span><text:span text:style-name="T2">Problem and Solution Statement</text:span></text:p>
              <text:p text:style-name="P1"><text:span text:style-name="T3">As agreed</text:span></text:p>
            </draw:text-box>
          </draw:frame>
        </draw:g>
        <draw:line draw:style-name="gr3" draw:text-style-name="P1" draw:layer="layout" svg:x1="14.134cm" svg:y1="12.042cm" svg:x2="14.134cm" svg:y2="13.259cm">
          <text:p/>
        </draw:line>
        <draw:custom-shape draw:style-name="gr6" draw:text-style-name="P1" draw:layer="layout" svg:width="7.051cm" svg:height="2.749cm" svg:x="10.745cm" svg:y="9.293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6.683cm" svg:height="2.561cm" svg:x="11.07cm" svg:y="9.481cm">
          <draw:text-box>
            <text:p text:style-name="P1"><text:span text:style-name="T1">LS Team <text:s/>captures provider </text:span><text:span text:style-name="T3">plans for </text:span><text:span text:style-name="T2">Problem Implementation(s</text:span><text:span text:style-name="T3">) in</text:span></text:p>
            <text:p text:style-name="P1"><text:span text:style-name="T2">Poblem Roadmap</text:span></text:p>
          </draw:text-box>
        </draw:frame>
        <draw:g>
          <draw:line draw:style-name="gr18" draw:text-style-name="P1" draw:layer="layout" svg:x1="10.253cm" svg:y1="4.948cm" svg:x2="10.253cm" svg:y2="14.48cm">
            <text:p/>
          </draw:line>
          <draw:line draw:style-name="gr19" draw:text-style-name="P1" draw:layer="layout" svg:x1="14.211cm" svg:y1="4.948cm" svg:x2="10.253cm" svg:y2="4.948cm">
            <text:p/>
          </draw:line>
          <draw:line draw:style-name="gr3" draw:text-style-name="P1" draw:layer="layout" svg:x1="14.211cm" svg:y1="5.029cm" svg:x2="14.211cm" svg:y2="5.947cm">
            <text:p/>
          </draw:line>
          <draw:line draw:style-name="gr19" draw:text-style-name="P1" draw:layer="layout" svg:x1="8.864cm" svg:y1="14.48cm" svg:x2="10.253cm" svg:y2="14.48cm">
            <text:p/>
          </draw:line>
        </draw:g>
        <draw:g>
          <draw:custom-shape draw:style-name="gr6" draw:text-style-name="P1" draw:layer="layout" svg:width="6.533cm" svg:height="3.314cm" svg:x="19.706cm" svg:y="5.841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3" draw:layer="layout" svg:width="6.191cm" svg:height="3.31cm" svg:x="19.73cm" svg:y="6.078cm">
            <draw:text-box>
              <text:p text:style-name="P1"><text:span text:style-name="T1">LS team periodically </text:span></text:p>
              <text:p text:style-name="P1"><text:span text:style-name="T1">Checks and updates </text:span><text:span text:style-name="T3"><text:s/>via </text:span><text:span text:style-name="T2">Roadmap </text:span><text:span text:style-name="T3">entries</text:span></text:p>
              <text:p text:style-name="P1"><text:span text:style-name="T3">For closure</text:span></text:p>
            </draw:text-box>
          </draw:frame>
        </draw:g>
        <draw:g xml:id="id3" draw:id="id3">
          <draw:frame draw:style-name="gr1" draw:text-style-name="P1" draw:layer="layout" svg:width="5.121cm" svg:height="1.275cm" svg:x="20.669cm" svg:y="10.978cm">
            <draw:text-box>
              <text:p text:style-name="P1"><text:span text:style-name="T1">Successful </text:span><text:span text:style-name="T2">Project </text:span></text:p>
              <text:p text:style-name="P1"><text:span text:style-name="T2">Roadmapt </text:span><text:span text:style-name="T3">competion?</text:span></text:p>
            </draw:text-box>
          </draw:frame>
          <draw:custom-shape draw:style-name="gr2" draw:text-style-name="P1" draw:layer="layout" svg:width="6.938cm" svg:height="2.766cm" svg:x="19.726cm" svg:y="10.288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frame draw:style-name="gr21" draw:text-style-name="P2" draw:layer="layout" svg:width="1.105cm" svg:height="0.896cm" svg:x="18.715cm" svg:y="10.907cm">
            <draw:text-box>
              <text:p><text:span text:style-name="T1">No</text:span></text:p>
            </draw:text-box>
          </draw:frame>
          <draw:frame draw:style-name="gr4" draw:text-style-name="P2" draw:layer="layout" svg:width="1.251cm" svg:height="0.896cm" svg:x="23.134cm" svg:y="13.107cm">
            <draw:text-box>
              <text:p><text:span text:style-name="T1">Yes</text:span></text:p>
            </draw:text-box>
          </draw:frame>
        </draw:g>
        <draw:line draw:style-name="gr3" draw:text-style-name="P1" draw:layer="layout" svg:x1="23.171cm" svg:y1="9.255cm" svg:x2="23.171cm" svg:y2="10.288cm">
          <text:p/>
        </draw:line>
        <draw:g>
          <draw:custom-shape draw:style-name="gr8" draw:text-style-name="P1" draw:layer="layout" svg:width="3.406cm" svg:height="1.451cm" svg:x="21.528cm" svg:y="14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3" draw:layer="layout" svg:width="4.029cm" svg:height="1.451cm" svg:x="21.528cm" svg:y="14.02cm">
            <draw:text-box>
              <text:p text:style-name="P1"><text:span text:style-name="T1">Successful</text:span><text:span text:style-name="T2"> </text:span></text:p>
              <text:p text:style-name="P1"><text:span text:style-name="T2">Problem</text:span><text:span text:style-name="T1"> close</text:span></text:p>
            </draw:text-box>
          </draw:frame>
        </draw:g>
        <draw:line draw:style-name="gr3" draw:text-style-name="P1" draw:layer="layout" svg:x1="23.171cm" svg:y1="13.056cm" svg:x2="23.171cm" svg:y2="14.089cm">
          <text:p/>
        </draw:line>
        <draw:custom-shape draw:style-name="gr6" draw:text-style-name="P1" draw:layer="layout" svg:width="7.261cm" svg:height="2.184cm" svg:x="10.632cm" svg:y="5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7.237cm" svg:height="1.787cm" svg:x="10.776cm" svg:y="6.127cm">
          <draw:text-box>
            <text:p text:style-name="P1"><text:span text:style-name="T1">LS Team validates</text:span></text:p>
            <text:p text:style-name="P1"><text:span text:style-name="T2">Problem Solution description </text:span></text:p>
            <text:p text:style-name="P1"><text:span text:style-name="T3">with</text:span><text:span text:style-name="T2"> </text:span><text:span text:style-name="T3">test availability if appropriate</text:span></text:p>
          </draw:text-box>
        </draw:frame>
        <draw:line draw:style-name="gr3" draw:text-style-name="P1" draw:layer="layout" svg:x1="14.211cm" svg:y1="8.184cm" svg:x2="14.211cm" svg:y2="9.331cm">
          <text:p/>
        </draw:line>
        <draw:g>
          <draw:custom-shape draw:style-name="gr6" draw:text-style-name="P1" draw:layer="layout" svg:width="6.868cm" svg:height="2.17cm" svg:x="1.735cm" svg:y="5.937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3" draw:layer="layout" svg:width="6.566cm" svg:height="1.943cm" svg:x="2.018cm" svg:y="6.164cm">
            <draw:text-box>
              <text:p text:style-name="P1"><text:span text:style-name="T3">Initial </text:span><text:span text:style-name="T2">Problem Solution i</text:span><text:span text:style-name="T3">s </text:span></text:p>
              <text:p text:style-name="P1"><text:span text:style-name="T3">generated (if not already </text:span></text:p>
              <text:p text:style-name="P1"><text:span text:style-name="T3">Drafted)</text:span></text:p>
            </draw:text-box>
          </draw:frame>
        </draw:g>
        <draw:line draw:style-name="gr3" draw:text-style-name="P1" draw:layer="layout" svg:x1="5.193cm" svg:y1="4.882cm" svg:x2="5.193cm" svg:y2="5.937cm">
          <text:p/>
        </draw:line>
        <draw:custom-shape draw:style-name="gr2" draw:text-style-name="P1" draw:layer="layout" svg:width="1.173cm" svg:height="1.136cm" svg:x="4.6cm" svg:y="3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" draw:layer="layout" svg:width="1.214cm" svg:height="0.764cm" svg:x="4.6cm" svg:y="3.917cm">
          <draw:text-box>
            <text:p text:style-name="P1"><text:span text:style-name="T1">1</text:span></text:p>
          </draw:text-box>
        </draw:frame>
        <draw:g>
          <draw:custom-shape draw:style-name="gr6" draw:text-style-name="P1" draw:layer="layout" svg:width="6.868cm" svg:height="2.265cm" svg:x="1.735cm" svg:y="9.437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3" draw:layer="layout" svg:width="6.566cm" svg:height="2.028cm" svg:x="2.018cm" svg:y="9.674cm">
            <draw:text-box>
              <text:p text:style-name="P1"><text:span text:style-name="T2">Problem Solution </text:span><text:span text:style-name="T3">status </text:span></text:p>
              <text:p text:style-name="P1"><text:span text:style-name="T3">moved to “Solicitation,” distro </text:span></text:p>
              <text:p text:style-name="P1"><text:span text:style-name="T3">and other feedback sought</text:span></text:p>
            </draw:text-box>
          </draw:frame>
        </draw:g>
        <draw:connector draw:style-name="gr3" draw:text-style-name="P1" draw:layer="layout" svg:x1="26.664cm" svg:y1="12.145cm" svg:x2="26.664cm" svg:y2="12.145cm" draw:start-shape="id3" draw:end-shape="id3" svg:d="m26664 12145v0" svg:viewBox="0 0 1 1">
          <text:p/>
        </draw:connector>
        <draw:line draw:style-name="gr27" draw:text-style-name="P1" draw:layer="layout" svg:x1="19.726cm" svg:y1="11.703cm" svg:x2="18.715cm" svg:y2="11.703cm">
          <text:p/>
        </draw:line>
        <draw:line draw:style-name="gr28" draw:text-style-name="P1" draw:layer="layout" svg:x1="18.715cm" svg:y1="11.662cm" svg:x2="18.715cm" svg:y2="4.808cm">
          <text:p/>
        </draw:line>
        <draw:g>
          <draw:line draw:style-name="gr18" draw:text-style-name="P1" draw:layer="layout" svg:x1="18.727cm" svg:y1="4.848cm" svg:x2="18.727cm" svg:y2="14.38cm">
            <text:p/>
          </draw:line>
          <draw:line draw:style-name="gr19" draw:text-style-name="P1" draw:layer="layout" svg:x1="23.212cm" svg:y1="4.848cm" svg:x2="18.727cm" svg:y2="4.848cm">
            <text:p/>
          </draw:line>
          <draw:line draw:style-name="gr3" draw:text-style-name="P1" draw:layer="layout" svg:x1="23.212cm" svg:y1="4.929cm" svg:x2="23.212cm" svg:y2="5.847cm">
            <text:p/>
          </draw:line>
          <draw:line draw:style-name="gr19" draw:text-style-name="P1" draw:layer="layout" svg:x1="17.153cm" svg:y1="14.38cm" svg:x2="18.727cm" svg:y2="14.38cm">
            <text:p/>
          </draw:line>
        </draw:g>
        <presentation:notes draw:style-name="dp2">
          <draw:page-thumbnail draw:style-name="gr13" draw:layer="layout" svg:width="17.478cm" svg:height="8.993cm" svg:x="2.056cm" svg:y="2.351cm" draw:page-number="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2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marker draw:name="Arrowheads_20_2" draw:display-name="Arrowheads 2" svg:viewBox="0 0 1321 3493" svg:d="m1321 3493h-1321l702-349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1" style:font-family-asian="'Lucida Sans'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ucida Sans2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2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ucida Sans2" style:font-family-asian="'Lucida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2T16:40:13.745350000</meta:creation-date>
    <dc:date>2014-05-27T11:15:31.290655000</dc:date>
    <meta:editing-duration>P2DT12H31M38S</meta:editing-duration>
    <meta:editing-cycles>37</meta:editing-cycles>
    <meta:generator>LibreOffice/4.1.6.2$MacOSX_x86 LibreOffice_project/40ff705089295be5be0aae9b15123f687c05b0a</meta:generator>
    <meta:document-statistic meta:object-count="120"/>
  </office:meta>
</office:document-meta>
</file>